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tectingMisusedMatchersTest.misplaced_any_argument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ctingMisusedMatchersTest.should_fail_fast_when_argument_matchers_are_ab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tectingMisusedMatchersTest.shouldSayUnfinishedVerificationButNotInvalidUseOfMatch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tectingMisusedMatchersTest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ctingMisusedMatchersTest.misplaced_anyBoolean_argument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Final.finalMetho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ctingMisusedMatchersTest.should_report_argument_locations_when_argument_matchers_mis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tectingMisusedMatchersTest.misplaced_anyInt_argument_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